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layout-cache" manifest:media-type="application/binary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59c3" officeooo:paragraph-rsid="001559c3"/>
    </style:style>
    <style:style style:name="P2" style:family="paragraph" style:parent-style-name="Standard">
      <style:paragraph-properties fo:text-align="center" style:justify-single-word="false"/>
      <style:text-properties officeooo:rsid="001559c3" officeooo:paragraph-rsid="001559c3"/>
    </style:style>
    <style:style style:name="P3" style:family="paragraph" style:parent-style-name="Standard">
      <style:text-properties officeooo:rsid="00163002" officeooo:paragraph-rsid="00163002"/>
    </style:style>
    <style:style style:name="P4" style:family="paragraph" style:parent-style-name="Standard">
      <style:text-properties officeooo:rsid="00183986" officeooo:paragraph-rsid="00183986"/>
    </style:style>
    <style:style style:name="P5" style:family="paragraph" style:parent-style-name="Standard">
      <style:text-properties officeooo:rsid="001923d8" officeooo:paragraph-rsid="001923d8"/>
    </style:style>
    <style:style style:name="P6" style:family="paragraph" style:parent-style-name="Standard">
      <style:text-properties officeooo:rsid="001923d8" officeooo:paragraph-rsid="001a2174"/>
    </style:style>
    <style:style style:name="P7" style:family="paragraph" style:parent-style-name="Standard">
      <style:text-properties officeooo:rsid="001923d8" officeooo:paragraph-rsid="0060ec0d"/>
    </style:style>
    <style:style style:name="P8" style:family="paragraph" style:parent-style-name="Standard">
      <style:text-properties officeooo:rsid="001a2174" officeooo:paragraph-rsid="001a2174"/>
    </style:style>
    <style:style style:name="P9" style:family="paragraph" style:parent-style-name="Standard">
      <style:text-properties officeooo:rsid="001cff95" officeooo:paragraph-rsid="001cff95"/>
    </style:style>
    <style:style style:name="P10" style:family="paragraph" style:parent-style-name="Standard">
      <style:text-properties officeooo:rsid="001dade3" officeooo:paragraph-rsid="001dade3"/>
    </style:style>
    <style:style style:name="P11" style:family="paragraph" style:parent-style-name="Standard">
      <style:text-properties officeooo:rsid="001dade3" officeooo:paragraph-rsid="0020733e"/>
    </style:style>
    <style:style style:name="P12" style:family="paragraph" style:parent-style-name="Standard">
      <style:text-properties officeooo:rsid="001dade3" officeooo:paragraph-rsid="00241c68"/>
    </style:style>
    <style:style style:name="P13" style:family="paragraph" style:parent-style-name="Standard">
      <style:text-properties officeooo:rsid="001dade3" officeooo:paragraph-rsid="0025d15c"/>
    </style:style>
    <style:style style:name="P14" style:family="paragraph" style:parent-style-name="Standard">
      <style:text-properties officeooo:rsid="001dade3" officeooo:paragraph-rsid="0031fa57"/>
    </style:style>
    <style:style style:name="P15" style:family="paragraph" style:parent-style-name="Standard">
      <style:text-properties officeooo:rsid="001dade3" officeooo:paragraph-rsid="0045936a"/>
    </style:style>
    <style:style style:name="P16" style:family="paragraph" style:parent-style-name="Standard">
      <style:text-properties officeooo:rsid="001dade3" officeooo:paragraph-rsid="0048dfd1"/>
    </style:style>
    <style:style style:name="P17" style:family="paragraph" style:parent-style-name="Standard">
      <style:text-properties officeooo:rsid="001dade3" officeooo:paragraph-rsid="00544a56"/>
    </style:style>
    <style:style style:name="P18" style:family="paragraph" style:parent-style-name="Standard">
      <style:text-properties officeooo:rsid="0028c0fc" officeooo:paragraph-rsid="0028c0fc"/>
    </style:style>
    <style:style style:name="P19" style:family="paragraph" style:parent-style-name="Standard">
      <style:text-properties officeooo:rsid="0022b36c" officeooo:paragraph-rsid="0022b36c"/>
    </style:style>
    <style:style style:name="P20" style:family="paragraph" style:parent-style-name="Standard">
      <style:text-properties officeooo:rsid="004a392f" officeooo:paragraph-rsid="004a392f"/>
    </style:style>
    <style:style style:name="P21" style:family="paragraph" style:parent-style-name="Standard">
      <style:text-properties officeooo:rsid="003e1df9" officeooo:paragraph-rsid="0048dfd1"/>
    </style:style>
    <style:style style:name="P22" style:family="paragraph" style:parent-style-name="Standard">
      <style:text-properties officeooo:rsid="0058324e" officeooo:paragraph-rsid="0058324e"/>
    </style:style>
    <style:style style:name="P23" style:family="paragraph" style:parent-style-name="Standard">
      <style:text-properties officeooo:rsid="0058dfc9" officeooo:paragraph-rsid="0058dfc9"/>
    </style:style>
    <style:style style:name="P24" style:family="paragraph" style:parent-style-name="Standard">
      <style:text-properties officeooo:rsid="005f49a0" officeooo:paragraph-rsid="005f49a0"/>
    </style:style>
    <style:style style:name="P25" style:family="paragraph" style:parent-style-name="Standard">
      <style:text-properties officeooo:rsid="0062b0c6" officeooo:paragraph-rsid="0062b0c6"/>
    </style:style>
    <style:style style:name="P26" style:family="paragraph" style:parent-style-name="Standard">
      <style:text-properties officeooo:rsid="0062f0cb" officeooo:paragraph-rsid="0062f0cb"/>
    </style:style>
    <style:style style:name="P27" style:family="paragraph" style:parent-style-name="Standard">
      <style:text-properties officeooo:rsid="001af84f" officeooo:paragraph-rsid="0060ec0d"/>
    </style:style>
    <style:style style:name="P28" style:family="paragraph" style:parent-style-name="Standard">
      <style:text-properties officeooo:rsid="0060ec0d" officeooo:paragraph-rsid="0060ec0d"/>
    </style:style>
    <style:style style:name="P29" style:family="paragraph" style:parent-style-name="Standard">
      <style:text-properties officeooo:rsid="00690261" officeooo:paragraph-rsid="006df9c9"/>
    </style:style>
    <style:style style:name="P30" style:family="paragraph" style:parent-style-name="Standard">
      <style:text-properties officeooo:rsid="00690261" officeooo:paragraph-rsid="0075d8b2"/>
    </style:style>
    <style:style style:name="P31" style:family="paragraph" style:parent-style-name="Standard">
      <style:text-properties officeooo:rsid="005f49a0" officeooo:paragraph-rsid="005f49a0"/>
    </style:style>
    <style:style style:name="P32" style:family="paragraph" style:parent-style-name="Standard">
      <style:text-properties officeooo:rsid="00660b55" officeooo:paragraph-rsid="00660b55"/>
    </style:style>
    <style:style style:name="P33" style:family="paragraph" style:parent-style-name="Standard">
      <style:text-properties officeooo:rsid="00660b55" officeooo:paragraph-rsid="006cea51"/>
    </style:style>
    <style:style style:name="P34" style:family="paragraph" style:parent-style-name="Standard">
      <style:text-properties officeooo:rsid="00660b55" officeooo:paragraph-rsid="006df9c9"/>
    </style:style>
    <style:style style:name="P35" style:family="paragraph" style:parent-style-name="Standard">
      <style:text-properties officeooo:rsid="00660b55" officeooo:paragraph-rsid="0077d4a6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rsid="004a392f" officeooo:paragraph-rsid="004a392f"/>
    </style:style>
    <style:style style:name="P38" style:family="paragraph" style:parent-style-name="Heading_20_1">
      <style:paragraph-properties fo:break-before="page"/>
      <style:text-properties officeooo:rsid="0050aed0" officeooo:paragraph-rsid="0050aed0"/>
    </style:style>
    <style:style style:name="T1" style:family="text">
      <style:text-properties officeooo:rsid="00168912"/>
    </style:style>
    <style:style style:name="T2" style:family="text">
      <style:text-properties officeooo:rsid="00183986"/>
    </style:style>
    <style:style style:name="T3" style:family="text">
      <style:text-properties officeooo:rsid="001923d8"/>
    </style:style>
    <style:style style:name="T4" style:family="text">
      <style:text-properties officeooo:rsid="001c9244"/>
    </style:style>
    <style:style style:name="T5" style:family="text">
      <style:text-properties officeooo:rsid="001e021d"/>
    </style:style>
    <style:style style:name="T6" style:family="text">
      <style:text-properties officeooo:rsid="001e79b9"/>
    </style:style>
    <style:style style:name="T7" style:family="text">
      <style:text-properties officeooo:rsid="0020733e"/>
    </style:style>
    <style:style style:name="T8" style:family="text">
      <style:text-properties officeooo:rsid="002225da"/>
    </style:style>
    <style:style style:name="T9" style:family="text">
      <style:text-properties officeooo:rsid="0022b36c"/>
    </style:style>
    <style:style style:name="T10" style:family="text">
      <style:text-properties officeooo:rsid="00241c68"/>
    </style:style>
    <style:style style:name="T11" style:family="text">
      <style:text-properties officeooo:rsid="002eb898"/>
    </style:style>
    <style:style style:name="T12" style:family="text">
      <style:text-properties officeooo:rsid="003d77e7"/>
    </style:style>
    <style:style style:name="T13" style:family="text">
      <style:text-properties officeooo:rsid="00447eba"/>
    </style:style>
    <style:style style:name="T14" style:family="text">
      <style:text-properties officeooo:rsid="004b1398"/>
    </style:style>
    <style:style style:name="T15" style:family="text">
      <style:text-properties officeooo:rsid="004c2971"/>
    </style:style>
    <style:style style:name="T16" style:family="text">
      <style:text-properties officeooo:rsid="004e209e"/>
    </style:style>
    <style:style style:name="T17" style:family="text">
      <style:text-properties officeooo:rsid="005632cb"/>
    </style:style>
    <style:style style:name="T18" style:family="text">
      <style:text-properties officeooo:rsid="0058324e"/>
    </style:style>
    <style:style style:name="T19" style:family="text">
      <style:text-properties officeooo:rsid="005c69fc"/>
    </style:style>
    <style:style style:name="T20" style:family="text">
      <style:text-properties officeooo:rsid="005d5deb"/>
    </style:style>
    <style:style style:name="T21" style:family="text">
      <style:text-properties officeooo:rsid="00660b55"/>
    </style:style>
    <style:style style:name="T22" style:family="text">
      <style:text-properties officeooo:rsid="0067bc10"/>
    </style:style>
    <style:style style:name="T23" style:family="text">
      <style:text-properties officeooo:rsid="006be18e"/>
    </style:style>
    <style:style style:name="T24" style:family="text">
      <style:text-properties officeooo:rsid="006bf12f"/>
    </style:style>
    <style:style style:name="T25" style:family="text">
      <style:text-properties officeooo:rsid="006cea51"/>
    </style:style>
    <style:style style:name="T26" style:family="text">
      <style:text-properties officeooo:rsid="006df9c9"/>
    </style:style>
    <style:style style:name="T27" style:family="text">
      <style:text-properties officeooo:rsid="0074f53b"/>
    </style:style>
    <style:style style:name="T28" style:family="text">
      <style:text-properties officeooo:rsid="0075d8b2"/>
    </style:style>
    <style:style style:name="T29" style:family="text">
      <style:text-properties officeooo:rsid="0076dc29"/>
    </style:style>
    <style:style style:name="T30" style:family="text">
      <style:text-properties officeooo:rsid="0077d4a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ysical State</text:p>
      <text:p text:style-name="P2">by Sven Nilsen</text:p>
      <text:p text:style-name="P1"/>
      <text:h text:style-name="Heading_20_1" text:outline-level="1">Introduction</text:h>
      <text:p text:style-name="P3">I want to investigate the possibility of representing physical states as:</text:p>
      <text:p text:style-name="P3"/>
      <text:p text:style-name="P3"><draw:frame draw:style-name="fr1" draw:name="Object1" text:anchor-type="as-char" svg:y="-0.152in" svg:width="1.8075in" svg:height="0.2in" draw:z-index="0"><draw:object xlink:href="./Object 1" xlink:type="simple" xlink:show="embed" xlink:actuate="onLoad"/><draw:image xlink:href="./ObjectReplacements/Object 1" xlink:type="simple" xlink:show="embed" xlink:actuate="onLoad"/></draw:frame><text:line-break/><text:line-break/><text:span text:style-name="T1">Together this is 21 real numbers, encoding information about position, velocity, acceleration, orientation, angular velocity and angular acceleration.</text:span></text:p>
      <text:p text:style-name="P3"/>
      <text:p text:style-name="P4">A nilpotent number takes the form:</text:p>
      <text:p text:style-name="P3"/>
      <text:p text:style-name="P3"><draw:frame draw:style-name="fr1" draw:name="Object2" text:anchor-type="as-char" svg:y="-0.172in" svg:width="1.3992in" svg:height="0.2327in" draw:z-index="1"><draw:object xlink:href="./Object 2" xlink:type="simple" xlink:show="embed" xlink:actuate="onLoad"/><draw:image xlink:href="./ObjectReplacements/Object 2" xlink:type="simple" xlink:show="embed" xlink:actuate="onLoad"/></draw:frame><text:line-break/><text:line-break/><text:span text:style-name="T2">Here, epsilon represents a small number such that:</text:span></text:p>
      <text:p text:style-name="P3"/>
      <text:p text:style-name="P3"><draw:frame draw:style-name="fr1" draw:name="Object3" text:anchor-type="as-char" svg:y="-0.172in" svg:width="0.4335in" svg:height="0.2075in" draw:z-index="2"><draw:object xlink:href="./Object 3" xlink:type="simple" xlink:show="embed" xlink:actuate="onLoad"/><draw:image xlink:href="./ObjectReplacements/Object 3" xlink:type="simple" xlink:show="embed" xlink:actuate="onLoad"/></draw:frame><text:line-break/><text:line-break/><text:span text:style-name="T3">Addition and subtraction of nilpotent numbers is done per component.</text:span></text:p>
      <text:p text:style-name="P3"/>
      <text:p text:style-name="P5">The multiplication rule of two nilpotent number is:</text:p>
      <text:p text:style-name="P5"/>
      <text:p text:style-name="P5"><draw:frame draw:style-name="fr1" draw:name="Object8" text:anchor-type="as-char" svg:y="-0.2228in" svg:width="1.4417in" svg:height="0.31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line-break/><text:line-break/>For the case of nilpotent 3, we have:</text:p>
      <text:p text:style-name="P5"/>
      <text:p text:style-name="P6"><draw:frame draw:style-name="fr1" draw:name="Object4" text:anchor-type="as-char" svg:y="-0.172in" svg:width="3.8354in" svg:height="0.2327in" draw:z-index="4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8">The division rule:</text:p>
      <text:p text:style-name="P7"><text:line-break/><draw:frame draw:style-name="fr1" draw:name="Object6" text:anchor-type="as-char" svg:y="-0.2929in" svg:width="3.9929in" svg:height="0.4902in" draw:z-index="8"><draw:object xlink:href="./Object 6" xlink:type="simple" xlink:show="embed" xlink:actuate="onLoad"/><draw:image xlink:href="./ObjectReplacements/Object 6" xlink:type="simple" xlink:show="embed" xlink:actuate="onLoad"/></draw:frame><text:line-break/><text:line-break/></text:p>
      <text:h text:style-name="P36" text:outline-level="1">Encoding Information in Nilpotent 3</text:h>
      <text:p text:style-name="P27">The way we encode position, velocity and acceleration into nilpotent is as following:</text:p>
      <text:p text:style-name="P6"/>
      <text:p text:style-name="P7"><draw:frame draw:style-name="fr1" draw:name="Object5" text:anchor-type="as-char" svg:y="-0.2437in" svg:width="2.2736in" svg:height="0.3929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28">This can also be represented as a tuple:</text:p>
      <text:p text:style-name="P7"/>
      <text:p text:style-name="P7"><draw:frame draw:style-name="fr1" draw:name="Object27" text:anchor-type="as-char" svg:y="-0.2437in" svg:width="1.7862in" svg:height="0.3929in" draw:z-index="10"><draw:object xlink:href="./Object 27" xlink:type="simple" xlink:show="embed" xlink:actuate="onLoad"/><draw:image xlink:href="./ObjectReplacements/Object 27" xlink:type="simple" xlink:show="embed" xlink:actuate="onLoad"/></draw:frame><text:line-break/><text:line-break/><text:span text:style-name="T4">This is based on the assumption that velocity and acceleration is for the next unit of time.</text:span></text:p>
      <text:p text:style-name="P7"/>
      <text:p text:style-name="P25">One way to read the nilpotent number is as a one dimensional particle having a current position, a current velocity and a next velocity. All operations on the nilpotent number should be in one unit of time, that is chosen so small that the physics simulation works approximately well.</text:p>
      <text:p text:style-name="P25"/>
      <text:p text:style-name="P26">If we need to convert the units of time we can use the following function:</text:p>
      <text:p text:style-name="P26"/>
      <text:p text:style-name="P26"><draw:frame draw:style-name="fr1" draw:name="Object29" text:anchor-type="as-char" svg:y="-0.2925in" svg:width="3.2862in" svg:height="0.4898in" draw:z-index="11"><draw:object xlink:href="./Object 29" xlink:type="simple" xlink:show="embed" xlink:actuate="onLoad"/><draw:image xlink:href="./ObjectReplacements/Object 29" xlink:type="simple" xlink:show="embed" xlink:actuate="onLoad"/></draw:frame><text:line-break/></text:p>
      <text:p text:style-name="P9">The rules of nilpotent are the same concerning the first element, which makes it possible to encode momentum if we want to:</text:p>
      <text:p text:style-name="P9"/>
      <text:p text:style-name="P9"><draw:frame draw:style-name="fr1" draw:name="Object7" text:anchor-type="as-char" svg:y="-0.2445in" svg:width="2.7752in" svg:height="0.3937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text:line-break/></text:p>
      <text:h text:style-name="P36" text:outline-level="1">Physical Update</text:h>
      <text:p text:style-name="P20"><text:span text:style-name="T14">W</text:span>e assume the time unit is small enough to ignore f<text:span text:style-name="T15">orces that vary with velocity</text:span>:</text:p>
      <text:p text:style-name="P10"/>
      <text:p text:style-name="P11"><draw:frame draw:style-name="fr1" draw:name="Object9" text:anchor-type="as-char" svg:y="-0.3465in" svg:width="1.3362in" svg:height="0.6346in" draw:z-index="12"><draw:object xlink:href="./Object 9" xlink:type="simple" xlink:show="embed" xlink:actuate="onLoad"/><draw:image xlink:href="./ObjectReplacements/Object 9" xlink:type="simple" xlink:show="embed" xlink:actuate="onLoad"/></draw:frame><text:line-break/><text:line-break/><text:span text:style-name="T7">When we put this together we get:</text:span></text:p>
      <text:p text:style-name="P11"/>
      <text:p text:style-name="P11"><draw:frame draw:style-name="fr1" draw:name="Object14" text:anchor-type="as-char" svg:y="-0.2437in" svg:width="1.5429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line-break/><text:line-break/><text:span text:style-name="T7">If we store velocity and acceleration for one time unit in a nilpotent number 'p', we have:</text:span></text:p>
      <text:p text:style-name="P11"/>
      <text:p text:style-name="P11"><draw:frame draw:style-name="fr1" draw:name="Object15" text:anchor-type="as-char" svg:y="-0.1484in" svg:width="0.9252in" svg:height="0.2091in" draw:z-index="14"><draw:object xlink:href="./Object 15" xlink:type="simple" xlink:show="embed" xlink:actuate="onLoad"/><draw:image xlink:href="./ObjectReplacements/Object 15" xlink:type="simple" xlink:show="embed" xlink:actuate="onLoad"/></draw:frame><text:line-break/><text:line-break/><text:span text:style-name="T8">To update the velocity we can use the formula:</text:span></text:p>
      <text:p text:style-name="P11"/>
      <text:p text:style-name="P12"><draw:frame draw:style-name="fr1" draw:name="Object16" text:anchor-type="as-char" svg:y="-0.1484in" svg:width="1.0602in" svg:height="0.2091in" draw:z-index="15"><draw:object xlink:href="./Object 16" xlink:type="simple" xlink:show="embed" xlink:actuate="onLoad"/><draw:image xlink:href="./ObjectReplacements/Object 16" xlink:type="simple" xlink:show="embed" xlink:actuate="onLoad"/></draw:frame><text:line-break/><text:line-break/><text:span text:style-name="T9">We also need to update the last part because the velocity is changing:</text:span><text:line-break/><text:line-break/><draw:frame draw:style-name="fr1" draw:name="Object17" text:anchor-type="as-char" svg:y="-0.2437in" svg:width="1.5063in" svg:height="0.3929in" draw:z-index="17"><draw:object xlink:href="./Object 17" xlink:type="simple" xlink:show="embed" xlink:actuate="onLoad"/><draw:image xlink:href="./ObjectReplacements/Object 17" xlink:type="simple" xlink:show="embed" xlink:actuate="onLoad"/></draw:frame><text:line-break/><text:line-break/><text:span text:style-name="T9">Putting this together we get a this formula:</text:span><text:line-break/><text:line-break/><draw:frame draw:style-name="fr1" draw:name="Object18" text:anchor-type="as-char" svg:y="-0.172in" svg:width="3.2181in" svg:height="0.2327in" draw:z-index="19"><draw:object xlink:href="./Object 18" xlink:type="simple" xlink:show="embed" xlink:actuate="onLoad"/><draw:image xlink:href="./ObjectReplacements/Object 18" xlink:type="simple" xlink:show="embed" xlink:actuate="onLoad"/></draw:frame><text:line-break/><text:line-break/><text:span text:style-name="T10">We can write this using 5 operations without any multiplication:</text:span></text:p>
      <text:p text:style-name="P12"/>
      <text:p text:style-name="P13"><draw:frame draw:style-name="fr1" draw:name="Object19" text:anchor-type="as-char" svg:y="-0.172in" svg:width="4.4063in" svg:height="0.2335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text:line-break/></text:p>
      <text:p text:style-name="P18">If we need to compute the state <text:span text:style-name="T11">after 'n' time units, it can be done very fast using bit shift:</text:span></text:p>
      <text:p text:style-name="P14"/>
      <text:p text:style-name="P14"><draw:frame draw:style-name="fr1" draw:name="Object24" text:anchor-type="as-char" svg:y="-0.172in" svg:width="5.828in" svg:height="0.2335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text:line-break/><text:line-break/><text:span text:style-name="T12">From the formula above we see that we can give 'p' discrete coefficients. </text:span></text:p>
      <text:h text:style-name="P37" text:outline-level="1">Dry Friction</text:h>
      <text:p text:style-name="P19"><text:span text:style-name="T16">This friction</text:span> is proportional to the normal force:</text:p>
      <text:p text:style-name="P10"/>
      <text:p text:style-name="P10"><draw:frame draw:style-name="fr1" draw:name="Object10" text:anchor-type="as-char" svg:y="-0.1484in" svg:width="0.6118in" svg:height="0.1909in" draw:z-index="6"><draw:object xlink:href="./Object 10" xlink:type="simple" xlink:show="embed" xlink:actuate="onLoad"/><draw:image xlink:href="./ObjectReplacements/Object 10" xlink:type="simple" xlink:show="embed" xlink:actuate="onLoad"/></draw:frame><text:line-break/><text:line-break/><text:span text:style-name="T5">For example in the case of a moving car we have:</text:span></text:p>
      <text:p text:style-name="P10"/>
      <text:p text:style-name="P10"><draw:frame draw:style-name="fr1" draw:name="Object11" text:anchor-type="as-char" svg:y="-0.1484in" svg:width="0.7154in" svg:height="0.1909in" draw:z-index="7"><draw:object xlink:href="./Object 11" xlink:type="simple" xlink:show="embed" xlink:actuate="onLoad"/><draw:image xlink:href="./ObjectReplacements/Object 11" xlink:type="simple" xlink:show="embed" xlink:actuate="onLoad"/></draw:frame><text:line-break/><text:line-break/><text:span text:style-name="T6">If the car is driven forward with an engine the net force is:</text:span></text:p>
      <text:p text:style-name="P10"/>
      <text:p text:style-name="P15"><draw:frame draw:style-name="fr1" draw:name="Object12" text:anchor-type="as-char" svg:y="-0.2339in" svg:width="2.1311in" svg:height="0.4339in" draw:z-index="24"><draw:object xlink:href="./Object 12" xlink:type="simple" xlink:show="embed" xlink:actuate="onLoad"/><draw:image xlink:href="./ObjectReplacements/Object 12" xlink:type="simple" xlink:show="embed" xlink:actuate="onLoad"/></draw:frame><text:line-break/><text:line-break/><text:span text:style-name="T13">If the force from the engine is less the normal friction, the car will not move:<text:line-break/><text:line-break/></text:span><text:span text:style-name="T13"><draw:frame draw:style-name="fr1" draw:name="Object28" text:anchor-type="as-char" svg:y="-0.2689in" svg:width="2.7701in" svg:height="0.4181in" draw:z-index="26"><draw:object xlink:href="./Object 28" xlink:type="simple" xlink:show="embed" xlink:actuate="onLoad"/><draw:image xlink:href="./ObjectReplacements/Object 28" xlink:type="simple" xlink:show="embed" xlink:actuate="onLoad"/></draw:frame></text:span><text:span text:style-name="T13"><text:line-break/><text:line-break/>Putting this in a function makes it possible to compute the next velocity of the nilpotent:</text:span></text:p>
      <text:p text:style-name="P15"/>
      <text:p text:style-name="P16"><draw:frame draw:style-name="fr1" draw:name="Object21" text:anchor-type="as-char" svg:y="-0.2693in" svg:width="4.9862in" svg:height="0.4189in" draw:z-index="27"><draw:object xlink:href="./Object 21" xlink:type="simple" xlink:show="embed" xlink:actuate="onLoad"/><draw:image xlink:href="./ObjectReplacements/Object 21" xlink:type="simple" xlink:show="embed" xlink:actuate="onLoad"/></draw:frame><text:line-break/></text:p>
      <text:p text:style-name="P16"/>
      <text:h text:style-name="P38" text:outline-level="1">Skin Friction</text:h>
      <text:p text:style-name="P21">This friction is proportional to velocity, such as the air drag around a car:</text:p>
      <text:p text:style-name="P10"/>
      <text:p text:style-name="P17"><draw:frame draw:style-name="fr1" draw:name="Object20" text:anchor-type="as-char" svg:y="-0.3346in" svg:width="0.9728in" svg:height="0.6346in" draw:z-index="16"><draw:object xlink:href="./Object 20" xlink:type="simple" xlink:show="embed" xlink:actuate="onLoad"/><draw:image xlink:href="./ObjectReplacements/Object 20" xlink:type="simple" xlink:show="embed" xlink:actuate="onLoad"/></draw:frame><text:line-break/><text:line-break/><text:span text:style-name="T17">From this we have two alternative functions:</text:span><text:line-break/><text:line-break/><draw:frame draw:style-name="fr1" draw:name="Object13" text:anchor-type="as-char" svg:y="-0.2445in" svg:width="2.6016in" svg:height="0.3937in" draw:z-index="28"><draw:object xlink:href="./Object 13" xlink:type="simple" xlink:show="embed" xlink:actuate="onLoad"/><draw:image xlink:href="./ObjectReplacements/Object 13" xlink:type="simple" xlink:show="embed" xlink:actuate="onLoad"/><svg:desc>formula</svg:desc></draw:frame><text:line-break/></text:p>
      <text:p text:style-name="P16"><draw:frame draw:style-name="fr1" draw:name="Object22" text:anchor-type="as-char" svg:y="-0.172in" svg:width="2.1555in" svg:height="0.2327in" draw:z-index="18"><draw:object xlink:href="./Object 22" xlink:type="simple" xlink:show="embed" xlink:actuate="onLoad"/><draw:image xlink:href="./ObjectReplacements/Object 22" xlink:type="simple" xlink:show="embed" xlink:actuate="onLoad"/></draw:frame><text:line-break/></text:p>
      <text:h text:style-name="P36" text:outline-level="1">Rotation <text:span text:style-name="T18">Matrix</text:span></text:h>
      <text:p text:style-name="P22">Euler's rotation theorem states that any two Cartesian coordinate systems with a common origin is related by a rotation about some fixed axis. If we represent the rotation as a rotation matrix we can transform the first coordinate system to the second:</text:p>
      <text:p text:style-name="P22"/>
      <text:p text:style-name="P22"><draw:frame draw:style-name="fr1" draw:name="Object23" text:anchor-type="as-char" svg:y="-0.1484in" svg:width="0.7689in" svg:height="0.2091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/>
      <text:p text:style-name="P23">If we want to reverse the operation we can use the inverse of the rotation matrix:</text:p>
      <text:p text:style-name="P23"/>
      <text:p text:style-name="P23"><draw:frame draw:style-name="fr1" draw:name="Object25" text:anchor-type="as-char" svg:y="-0.172in" svg:width="0.8902in" svg:height="0.2327in" draw:z-index="22"><draw:object xlink:href="./Object 25" xlink:type="simple" xlink:show="embed" xlink:actuate="onLoad"/><draw:image xlink:href="./ObjectReplacements/Object 25" xlink:type="simple" xlink:show="embed" xlink:actuate="onLoad"/></draw:frame><text:line-break/><text:line-break/><text:span text:style-name="T19">The product of two rotation matrices is a rotation matrix:</text:span></text:p>
      <text:p text:style-name="P23"/>
      <text:p text:style-name="P23"><draw:frame draw:style-name="fr1" draw:name="Object26" text:anchor-type="as-char" svg:y="-0.152in" svg:width="1.0665in" svg:height="0.2in" draw:z-index="23"><draw:object xlink:href="./Object 26" xlink:type="simple" xlink:show="embed" xlink:actuate="onLoad"/><draw:image xlink:href="./ObjectReplacements/Object 26" xlink:type="simple" xlink:show="embed" xlink:actuate="onLoad"/></draw:frame><text:line-break/><text:line-break/><text:span text:style-name="T20">For a non-identity rotation matrix the eigenvalues are (1, -1, -1) or (1).</text:span></text:p>
      <text:p text:style-name="P24">The eigenvector corresponds to the axis of rotation.</text:p>
      <text:p text:style-name="P24"/>
      <text:p text:style-name="P24"/>
      <text:h text:style-name="P36" text:outline-level="1">Absolute <text:span text:style-name="T21">Function</text:span></text:h>
      <text:p text:style-name="P33"><text:span text:style-name="T25">We try to construct an absolute function for nilpotent 2:</text:span></text:p>
      <text:p text:style-name="P32"/>
      <text:p text:style-name="P32"><draw:frame draw:style-name="fr1" draw:name="Object30" text:anchor-type="as-char" svg:y="-0.172in" svg:width="2.7618in" svg:height="0.2335in" draw:z-index="29"><draw:object xlink:href="./Object 30" xlink:type="simple" xlink:show="embed" xlink:actuate="onLoad"/><draw:image xlink:href="./ObjectReplacements/Object 30" xlink:type="simple" xlink:show="embed" xlink:actuate="onLoad"/></draw:frame><text:line-break/><text:line-break/><text:span text:style-name="T22">This is because the 'sign' function is the derivative of the 'abs' function.</text:span></text:p>
      <text:p text:style-name="P32"><text:span text:style-name="T25"/></text:p>
      <text:p text:style-name="P29"><text:span text:style-name="T24">With real numbers, we have:</text:span></text:p>
      <text:p text:style-name="P29"><text:span text:style-name="T23"/></text:p>
      <text:p text:style-name="P29"><text:span text:style-name="T24"><draw:frame draw:style-name="fr2" draw:name="Object33" text:anchor-type="as-char" svg:y="-0.2256in" svg:width="0.778in" svg:height="0.3925in" draw:z-index="3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4"><text:line-break/><text:line-break/>With nilpotent numbers, this is not true </text:span><text:span text:style-name="T25">in general</text:span><text:span text:style-name="T24">:<text:line-break/><text:line-break/></text:span><text:span text:style-name="T24"><draw:frame draw:style-name="fr2" draw:name="Object34" text:anchor-type="as-char" svg:y="-0.2256in" svg:width="0.7799in" svg:height="0.3929in" draw:z-index="31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4"><text:line-break/><text:line-break/></text:span><text:span text:style-name="T25">This is because the 'sign' function </text:span><text:span text:style-name="T26">returns 0 if the argument is 0, so we get:</text:span></text:p>
      <text:p text:style-name="P29"><text:span text:style-name="T26"/></text:p>
      <text:p text:style-name="P30"><text:span text:style-name="T26"><draw:frame draw:style-name="fr2" draw:name="Object35" text:anchor-type="as-char" svg:y="-0.248in" svg:width="1.6516in" svg:height="0.448in" draw:z-index="32"><draw:object xlink:href="./Object 35" xlink:type="simple" xlink:show="embed" xlink:actuate="onLoad"/><draw:image xlink:href="./ObjectReplacements/Object 35" xlink:type="simple" xlink:show="embed" xlink:actuate="onLoad"/></draw:frame></text:span><text:span text:style-name="T26"><text:line-break/></text:span></text:p>
      <text:p text:style-name="P30"><text:span text:style-name="T28">Which is bad because the way we define functions should behave separately for rational and nilpotent numbers.</text:span><text:span text:style-name="T26"> </text:span><text:span text:style-name="T29">To fix this we need to treat</text:span><text:span text:style-name="T27"> 0 in first term as a special case:</text:span></text:p>
      <text:p text:style-name="P34"><text:span text:style-name="T27"/></text:p>
      <text:p text:style-name="P34"><text:span text:style-name="T27"><draw:frame draw:style-name="fr2" draw:name="Object31" text:anchor-type="as-char" svg:y="-0.2543in" svg:width="2.7571in" svg:height="0.4728in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27"><text:line-break/><text:line-break/></text:span><text:span text:style-name="T30">Extended for nilpotent 3 we have:</text:span></text:p>
      <text:p text:style-name="P34"><text:span text:style-name="T30"/></text:p>
      <text:p text:style-name="P35"><text:span text:style-name="T27"><draw:frame draw:style-name="fr2" draw:name="Object32" text:anchor-type="as-char" svg:y="-0.3752in" svg:width="4.148in" svg:height="0.7154in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1T02:40:04.022517000</meta:creation-date>
    <dc:date>2014-01-12T15:56:54</dc:date>
    <meta:editing-duration>PT17H52M49S</meta:editing-duration>
    <meta:editing-cycles>88</meta:editing-cycles>
    <meta:generator>LibreOffice/3.6$Linux_X86_64 LibreOffice_project/360m1$Build-2</meta:generator>
    <meta:document-statistic meta:table-count="0" meta:image-count="0" meta:object-count="35" meta:page-count="7" meta:paragraph-count="58" meta:word-count="594" meta:character-count="3491" meta:non-whitespace-character-count="2845"/>
  </office:meta>
</office:document-meta>
</file>

<file path=Object 1/content.xml><?xml version="1.0" encoding="utf-8"?>
<math xmlns="http://www.w3.org/1998/Math/MathML">
  <semantics>
    <mrow>
      <mrow>
        <mo stretchy="false">(</mo>
        <mrow>
          <mtext>Vec3</mtext>
          <mo stretchy="false">∘</mo>
          <mtext>Nil3</mtext>
          <mi>,</mi>
          <mtext>Quad</mtext>
          <mo stretchy="false">∘</mo>
          <mtext>Nil3</mtext>
        </mrow>
        <mo stretchy="false">)</mo>
      </mrow>
    </mrow>
    <annotation encoding="StarMath 5.0">("Vec3" circ "Nil3", "Quad" circ "Nil3")</annotation>
  </semantics>
</math>
</file>

<file path=Object 10/content.xml><?xml version="1.0" encoding="utf-8"?>
<math xmlns="http://www.w3.org/1998/Math/MathML">
  <semantics>
    <mrow>
      <mrow>
        <mi>F</mi>
        <mo stretchy="false">=</mo>
        <mo stretchy="false">μ</mo>
      </mrow>
      <mi>N</mi>
    </mrow>
    <annotation encoding="StarMath 5.0">F = %mu N</annotation>
  </semantics>
</math>
</file>

<file path=Object 11/content.xml><?xml version="1.0" encoding="utf-8"?>
<math xmlns="http://www.w3.org/1998/Math/MathML">
  <semantics>
    <mrow>
      <mrow>
        <mi>F</mi>
        <mo stretchy="false">=</mo>
        <mo stretchy="false">μ</mo>
      </mrow>
      <mi>m</mi>
      <mi>g</mi>
    </mrow>
    <annotation encoding="StarMath 5.0">F = %mu m g</annotation>
  </semantics>
</math>
</file>

<file path=Object 12/content.xml><?xml version="1.0" encoding="utf-8"?>
<math xmlns="http://www.w3.org/1998/Math/MathML">
  <semantics>
    <mtable>
      <mtr>
        <mtd>
          <mrow>
            <mrow>
              <mi>F</mi>
              <mo stretchy="false">=</mo>
              <mrow>
                <msub>
                  <mi>F</mi>
                  <mi>e</mi>
                </msub>
                <mo stretchy="false">−</mo>
                <mtext>sign</mtext>
              </mrow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o stretchy="false">μ</mo>
            <mi>m</mi>
            <mi>g</mi>
          </mrow>
        </mtd>
      </mtr>
      <mtr>
        <mtd>
          <mrow>
            <mrow>
              <mi>F</mi>
              <mo stretchy="false">=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row>
              <mo stretchy="false">(</mo>
              <mrow>
                <mtext>abs</mtext>
                <mrow>
                  <mrow>
                    <mo stretchy="false">(</mo>
                    <mrow>
                      <msub>
                        <mi>F</mi>
                        <mi>e</mi>
                      </msub>
                    </mrow>
                    <mo stretchy="false">)</mo>
                  </mrow>
                  <mo stretchy="false">−</mo>
                  <mo stretchy="false">μ</mo>
                </mrow>
                <mi>m</mi>
                <mi>g</mi>
              </mrow>
              <mo stretchy="false">)</mo>
            </mrow>
          </mrow>
        </mtd>
      </mtr>
    </mtable>
    <annotation encoding="StarMath 5.0">F = F sub e - "sign"(F sub e) %mu m g newline
F = "sign"(F sub e) ("abs"(F sub e) - %mu m g)</annotation>
  </semantics>
</math>
</file>

<file path=Object 13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−</mo>
              <mfrac>
                <mn>1</mn>
                <mn>2</mn>
              </mfrac>
            </mrow>
            <mi>k</mi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f(p, k) = p sub 0 %epsilon sup 0 + p sub 1 %epsilon sup 1 +(p sub 2 -1 over 2  k p sub 1) %epsilon sup 2</annotation>
  </semantics>
</math>
</file>

<file path=Object 14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i>s</mi>
          <mo stretchy="false">+</mo>
          <mrow>
            <mo stretchy="false">(</mo>
            <mrow>
              <mrow>
                <mi>v</mi>
                <mo stretchy="false">+</mo>
                <mfrac>
                  <mn>1</mn>
                  <mn>2</mn>
                </mfrac>
              </mrow>
              <mi>a</mi>
              <mi mathvariant="italic">dt</mi>
            </mrow>
            <mo stretchy="false">)</mo>
          </mrow>
        </mrow>
      </mrow>
      <mi mathvariant="italic">dt</mi>
    </mrow>
    <annotation encoding="StarMath 5.0">s sub "next" = s + (v + 1 over 2 a dt) dt</annotation>
  </semantics>
</math>
</file>

<file path=Object 15/content.xml><?xml version="1.0" encoding="utf-8"?>
<math xmlns="http://www.w3.org/1998/Math/MathML">
  <semantics>
    <mrow>
      <mrow>
        <msub>
          <mi>s</mi>
          <mtext>next</mtext>
        </msub>
        <mo stretchy="false">=</mo>
        <mrow>
          <msub>
            <mi>p</mi>
            <mn>0</mn>
          </msub>
          <mo stretchy="false">+</mo>
          <msub>
            <mi>p</mi>
            <mn>2</mn>
          </msub>
        </mrow>
      </mrow>
    </mrow>
    <annotation encoding="StarMath 5.0">s sub "next" = p sub 0 + p sub 2</annotation>
  </semantics>
</math>
</file>

<file path=Object 16/content.xml><?xml version="1.0" encoding="utf-8"?>
<math xmlns="http://www.w3.org/1998/Math/MathML">
  <semantics>
    <mrow>
      <mrow>
        <msub>
          <mi>v</mi>
          <mtext>next</mtext>
        </msub>
        <mo stretchy="false">=</mo>
        <mn>2</mn>
      </mrow>
      <mrow>
        <msub>
          <mi>p</mi>
          <mn>2</mn>
        </msub>
        <mo stretchy="false">−</mo>
        <msub>
          <mi>p</mi>
          <mn>1</mn>
        </msub>
      </mrow>
    </mrow>
    <annotation encoding="StarMath 5.0">v sub "next" = 2 p sub 2 - p sub 1</annotation>
  </semantics>
</math>
</file>

<file path=Object 17/content.xml><?xml version="1.0" encoding="utf-8"?>
<math xmlns="http://www.w3.org/1998/Math/MathML">
  <semantics>
    <mrow>
      <mrow>
        <msub>
          <mi>v</mi>
          <mtext>next</mtext>
        </msub>
        <mo stretchy="false">+</mo>
        <mfrac>
          <mn>1</mn>
          <mn>2</mn>
        </mfrac>
      </mrow>
      <mrow>
        <mi>a</mi>
        <mo stretchy="false">=</mo>
        <mn>3</mn>
      </mrow>
      <mrow>
        <msub>
          <mi>p</mi>
          <mn>2</mn>
        </msub>
        <mo stretchy="false">−</mo>
        <mn>2</mn>
      </mrow>
      <msub>
        <mi>p</mi>
        <mn>1</mn>
      </msub>
    </mrow>
    <annotation encoding="StarMath 5.0">v sub "next" + 1 over 2 a = 3 p sub 2 - 2 p sub 1</annotation>
  </semantics>
</math>
</file>

<file path=Object 18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n>2</mn>
            <mrow>
              <msub>
                <mi>p</mi>
                <mn>2</mn>
              </msub>
              <mo stretchy="false">−</mo>
              <msub>
                <mi>p</mi>
                <mn>1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n>3</mn>
            <mrow>
              <msub>
                <mi>p</mi>
                <mn>2</mn>
              </msub>
              <mo stretchy="false">−</mo>
              <mn>2</mn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" = (p sub 0 + p sub 2) %epsilon sup 0 + (2 p sub 2 - p sub 1) %epsilon sup 1 + (3 p sub 2 - 2 p sub 1) %epsilon sup 2</annotation>
  </semantics>
</math>
</file>

<file path=Object 19/content.xml><?xml version="1.0" encoding="utf-8"?>
<math xmlns="http://www.w3.org/1998/Math/MathML">
  <semantics>
    <mrow>
      <mrow>
        <msub>
          <mi>p</mi>
          <mtext>next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  <mo stretchy="false">+</mo>
              <msub>
                <mi>p</mi>
                <mn>2</mn>
              </msub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sub>
                        <mi>p</mi>
                        <mn>2</mn>
                      </msub>
                      <mo stretchy="false">−</mo>
                      <msub>
                        <mi>p</mi>
                        <mn>1</mn>
                      </msub>
                    </mrow>
                  </mrow>
                  <mo stretchy="false">)</mo>
                </mrow>
              </mrow>
              <mo stretchy="false">+</mo>
              <msub>
                <mi>p</mi>
                <mn>2</mn>
              </msub>
            </mrow>
          </mrow>
          <mo stretchy="false">)</mo>
        </mrow>
      </mrow>
      <msup>
        <mo stretchy="false">ϵ</mo>
        <mn>2</mn>
      </msup>
    </mrow>
    <annotation encoding="StarMath 5.0">p sub "next" = (p sub 0 + p sub 2) %epsilon sup 0 + ((p sub 2 - p sub 1)+p sub 2) %epsilon sup 1 + ((p sub 2 - p sub 1) + (p sub 2 - p sub 1) + p sub 2) %epsilon sup 2</annotation>
  </semantics>
</math>
</file>

<file path=Object 2/content.xml><?xml version="1.0" encoding="utf-8"?>
<math xmlns="http://www.w3.org/1998/Math/MathML">
  <semantics>
    <mrow>
      <mrow>
        <mi>a</mi>
        <mo stretchy="false">=</mo>
        <msub>
          <mi>a</mi>
          <mn>0</mn>
        </msub>
      </mrow>
      <mrow>
        <msup>
          <mo stretchy="false">ϵ</mo>
          <mn>0</mn>
        </msup>
        <mo stretchy="false">+</mo>
        <msub>
          <mi>a</mi>
          <mn>1</mn>
        </msub>
      </mrow>
      <mrow>
        <msup>
          <mo stretchy="false">ϵ</mo>
          <mn>1</mn>
        </msup>
        <mo stretchy="false">+</mo>
        <msub>
          <mi>a</mi>
          <mn>2</mn>
        </msub>
      </mrow>
      <msup>
        <mo stretchy="false">ϵ</mo>
        <mn>2</mn>
      </msup>
    </mrow>
    <annotation encoding="StarMath 5.0">a = a sub 0 %epsilon sup 0 + a sub 1 %epsilon sup 1 + a sub 2 %epsilon sup 2</annotation>
  </semantics>
</math>
</file>

<file path=Object 20/content.xml><?xml version="1.0" encoding="utf-8"?>
<math xmlns="http://www.w3.org/1998/Math/MathML">
  <semantics>
    <mtable>
      <mtr>
        <mtd>
          <mrow>
            <mrow>
              <mrow>
                <mi>a</mi>
                <mo stretchy="false">=</mo>
                <mfrac>
                  <mi mathvariant="italic">dv</mi>
                  <mi mathvariant="italic">dt</mi>
                </mfrac>
              </mrow>
              <mo stretchy="false">=</mo>
              <mrow>
                <mo stretchy="false">−</mo>
                <mi>k</mi>
              </mrow>
            </mrow>
            <mi>v</mi>
          </mrow>
        </mtd>
      </mtr>
      <mtr>
        <mtd>
          <mrow>
            <mi>v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v</mi>
                <mn>0</mn>
              </msub>
            </mrow>
            <msup>
              <mi>e</mi>
              <mrow>
                <mrow>
                  <mo stretchy="false">−</mo>
                  <mi>k</mi>
                </mrow>
                <mi>t</mi>
              </mrow>
            </msup>
          </mrow>
        </mtd>
      </mtr>
    </mtable>
    <annotation encoding="StarMath 5.0">a = dv over dt = -k v newline
v(t) = v sub 0 e sup {-k t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F</mi>
              <mi>e</mi>
            </msub>
            <mi>,</mi>
            <mi>m</mi>
            <mi>,</mi>
            <mo stretchy="false">μ</mo>
            <mi>,</mi>
            <mi>g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2</mn>
              </msub>
              <mo stretchy="false">+</mo>
              <mtext>sign</mtext>
            </mrow>
            <mrow>
              <mo stretchy="false">(</mo>
              <mrow>
                <msub>
                  <mi>F</mi>
                  <mi>e</mi>
                </msub>
              </mrow>
              <mo stretchy="false">)</mo>
            </mrow>
            <mtext>max</mtext>
            <mrow>
              <mo stretchy="false">(</mo>
              <mrow>
                <mtext>abs</mtext>
                <mrow>
                  <mrow>
                    <mo stretchy="false">(</mo>
                    <mrow>
                      <mfrac>
                        <msub>
                          <mi>F</mi>
                          <mi>e</mi>
                        </msub>
                        <mi>m</mi>
                      </mfrac>
                    </mrow>
                    <mo stretchy="false">)</mo>
                  </mrow>
                  <mo stretchy="false">−</mo>
                  <mo stretchy="false">μ</mo>
                </mrow>
                <mi>g</mi>
                <mi>,</mi>
                <mn>0</mn>
              </mrow>
              <mo stretchy="false">)</mo>
            </mrow>
          </mrow>
          <mo stretchy="false">)</mo>
        </mrow>
      </mrow>
      <msup>
        <mo stretchy="false">ϵ</mo>
        <mn>2</mn>
      </msup>
    </mrow>
    <annotation encoding="StarMath 5.0">f(p, F sub e , m , %mu , g) = p sub 0 %epsilon sup 0 + p sub 1 %epsilon sup 1 +(p sub 2 +  "sign" (F sub e) "max"("abs" (F sub e over m) - %mu g , 0)) %epsilon sup 2</annotation>
  </semantics>
</math>
</file>

<file path=Object 22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i>k</mi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sub>
          <mi>p</mi>
          <mn>2</mn>
        </msub>
      </mrow>
      <msup>
        <mi>e</mi>
        <mrow>
          <mo stretchy="false">−</mo>
          <mi>k</mi>
        </mrow>
      </msup>
      <msup>
        <mo stretchy="false">ϵ</mo>
        <mn>2</mn>
      </msup>
    </mrow>
    <annotation encoding="StarMath 5.0">f(p, k) = p sub 0 %epsilon sup 0 + p sub 1 %epsilon sup 1 + p sub 2 e sup -k %epsilon sup 2</annotation>
  </semantics>
</math>
</file>

<file path=Object 23/content.xml><?xml version="1.0" encoding="utf-8"?>
<math xmlns="http://www.w3.org/1998/Math/MathML">
  <semantics>
    <mrow>
      <mi>R</mi>
      <mrow>
        <mi>A</mi>
        <mo stretchy="false">=</mo>
        <msub>
          <mi>A</mi>
          <mtext>next</mtext>
        </msub>
      </mrow>
    </mrow>
    <annotation encoding="StarMath 5.0">R A = A sub "next"</annotation>
  </semantics>
</math>
</file>

<file path=Object 24/content.xml><?xml version="1.0" encoding="utf-8"?>
<math xmlns="http://www.w3.org/1998/Math/MathML">
  <semantics>
    <mrow>
      <mrow>
        <msub>
          <mi>p</mi>
          <mtext>next(n)</mtext>
        </msub>
        <mo stretchy="false">=</mo>
        <mrow>
          <mo stretchy="false">(</mo>
          <mrow>
            <mrow>
              <msub>
                <mi>p</mi>
                <mn>0</mn>
              </msub>
              <mo stretchy="false">+</mo>
              <mrow>
                <mo stretchy="false">(</mo>
                <mrow>
                  <mrow>
                    <mrow>
                      <msup>
                        <mn>2</mn>
                        <mi>n</mi>
                      </msup>
                      <mo stretchy="false">+</mo>
                      <mi>n</mi>
                    </mrow>
                    <mo stretchy="false">−</mo>
                    <mn>2</mn>
                  </mrow>
                </mrow>
                <mo stretchy="false">)</mo>
              </mrow>
            </mrow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2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sup>
              <mn>2</mn>
              <mi>n</mi>
            </msup>
            <mrow>
              <msub>
                <mi>p</mi>
                <mn>2</mn>
              </msub>
              <mo stretchy="false">−</mo>
              <mrow>
                <mo stretchy="false">(</mo>
                <mrow>
                  <mrow>
                    <msup>
                      <mn>2</mn>
                      <mi>n</mi>
                    </msup>
                    <mo stretchy="false">−</mo>
                    <mn>1</mn>
                  </mrow>
                </mrow>
                <mo stretchy="false">)</mo>
              </mrow>
            </mrow>
            <msub>
              <mi>p</mi>
              <mn>1</mn>
            </msub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o stretchy="false">(</mo>
              <mrow>
                <mrow>
                  <msup>
                    <mn>2</mn>
                    <mi>n</mi>
                  </msup>
                  <mo stretchy="false">+</mo>
                  <mn>1</mn>
                </mrow>
              </mrow>
              <mo stretchy="false">)</mo>
            </mrow>
            <mrow>
              <msub>
                <mi>p</mi>
                <mn>2</mn>
              </msub>
              <mo stretchy="false">−</mo>
              <msup>
                <mn>2</mn>
                <mi>n</mi>
              </msup>
            </mrow>
            <msub>
              <mi>p</mi>
              <mn>1</mn>
            </msub>
          </mrow>
          <mo stretchy="false">)</mo>
        </mrow>
      </mrow>
      <msup>
        <mo stretchy="false">ϵ</mo>
        <mn>2</mn>
      </msup>
    </mrow>
    <annotation encoding="StarMath 5.0">p sub "next(n)" = (p sub 0 +  (2 sup n + n - 2) p sub 2 - (2 sup n - 2) p sub 1) %epsilon sup 0 + ( 2 sup n p sub 2 - (2 sup n - 1) p sub 1) %epsilon sup 1 + ((2 sup n + 1) p sub 2 - 2 sup n p sub 1) %epsilon sup 2</annotation>
  </semantics>
</math>
</file>

<file path=Object 25/content.xml><?xml version="1.0" encoding="utf-8"?>
<math xmlns="http://www.w3.org/1998/Math/MathML">
  <semantics>
    <mrow>
      <mrow>
        <mi>A</mi>
        <mo stretchy="false">=</mo>
        <msup>
          <mi>R</mi>
          <mrow>
            <mo stretchy="false">−</mo>
            <mn>1</mn>
          </mrow>
        </msup>
      </mrow>
      <msub>
        <mi>A</mi>
        <mtext>next</mtext>
      </msub>
    </mrow>
    <annotation encoding="StarMath 5.0">A = R sup -1 A sub "next"</annotation>
  </semantics>
</math>
</file>

<file path=Object 26/content.xml><?xml version="1.0" encoding="utf-8"?>
<math xmlns="http://www.w3.org/1998/Math/MathML">
  <semantics>
    <mrow>
      <mi mathvariant="italic">mul</mi>
      <mrow>
        <mo stretchy="false">(</mo>
        <mrow>
          <mi>R</mi>
          <mi>,</mi>
          <mi>R</mi>
        </mrow>
        <mo stretchy="false">)</mo>
      </mrow>
      <mo stretchy="false">→</mo>
      <mi>R</mi>
    </mrow>
    <annotation encoding="StarMath 5.0">mul(R, R) rightarrow R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row>
          <mo stretchy="false">(</mo>
          <mrow>
            <mi>s</mi>
            <mi>,</mi>
            <mi>v</mi>
            <mi>,</mi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</mrow>
    <annotation encoding="StarMath 5.0">f(s, v, a) = (s, v, v + 1 over 2 a)</annotation>
  </semantics>
</math>
</file>

<file path=Object 28/content.xml><?xml version="1.0" encoding="utf-8"?>
<math xmlns="http://www.w3.org/1998/Math/MathML">
  <semantics>
    <mrow>
      <mrow>
        <mrow>
          <mi>a</mi>
          <mo stretchy="false">=</mo>
          <mfrac>
            <mi>F</mi>
            <mi>m</mi>
          </mfrac>
        </mrow>
        <mo stretchy="false">=</mo>
        <mtext>sign</mtext>
      </mrow>
      <mrow>
        <mo stretchy="false">(</mo>
        <mrow>
          <msub>
            <mi>F</mi>
            <mi>e</mi>
          </msub>
        </mrow>
        <mo stretchy="false">)</mo>
      </mrow>
      <mtext>max</mtext>
      <mrow>
        <mo stretchy="false">(</mo>
        <mrow>
          <mtext>abs</mtext>
          <mrow>
            <mrow>
              <mo stretchy="false">(</mo>
              <mrow>
                <mfrac>
                  <msub>
                    <mi>F</mi>
                    <mi>e</mi>
                  </msub>
                  <mi>m</mi>
                </mfrac>
              </mrow>
              <mo stretchy="false">)</mo>
            </mrow>
            <mo stretchy="false">−</mo>
            <mo stretchy="false">μ</mo>
          </mrow>
          <mi>g</mi>
          <mi>,</mi>
          <mn>0</mn>
        </mrow>
        <mo stretchy="false">)</mo>
      </mrow>
    </mrow>
    <annotation encoding="StarMath 5.0">a = F over m = "sign"(F sub e) "max"("abs"(F sub e over m) - %mu g, 0)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p</mi>
            <mi>,</mi>
            <msub>
              <mi>t</mi>
              <mi>a</mi>
            </msub>
            <mi>,</mi>
            <msub>
              <mi>t</mi>
              <mi>b</mi>
            </msub>
          </mrow>
          <mo stretchy="false">)</mo>
        </mrow>
        <mo stretchy="false">=</mo>
        <msub>
          <mi>p</mi>
          <mn>0</mn>
        </msub>
      </mrow>
      <mrow>
        <msup>
          <mo stretchy="false">ϵ</mo>
          <mn>0</mn>
        </msup>
        <mo stretchy="false">+</mo>
        <msub>
          <mi>p</mi>
          <mn>1</mn>
        </msub>
      </mrow>
      <mrow>
        <msup>
          <mo stretchy="false">ϵ</mo>
          <mn>1</mn>
        </msup>
        <mo stretchy="false">+</mo>
        <mrow>
          <mo stretchy="false">(</mo>
          <mrow>
            <mrow>
              <msub>
                <mi>p</mi>
                <mn>1</mn>
              </msub>
              <mo stretchy="false">+</mo>
              <mrow>
                <mo stretchy="false">(</mo>
                <mrow>
                  <mrow>
                    <msub>
                      <mi>p</mi>
                      <mn>2</mn>
                    </msub>
                    <mo stretchy="false">−</mo>
                    <msub>
                      <mi>p</mi>
                      <mn>1</mn>
                    </msub>
                  </mrow>
                </mrow>
                <mo stretchy="false">)</mo>
              </mrow>
            </mrow>
            <msup>
              <mfenced open="(" close=")">
                <mrow>
                  <mfrac>
                    <msub>
                      <mi>t</mi>
                      <mi>b</mi>
                    </msub>
                    <msub>
                      <mi>t</mi>
                      <mi>a</mi>
                    </msub>
                  </mfrac>
                </mrow>
              </mfenced>
              <mn>2</mn>
            </msup>
          </mrow>
          <mo stretchy="false">)</mo>
        </mrow>
      </mrow>
      <msup>
        <mo stretchy="false">ϵ</mo>
        <mn>2</mn>
      </msup>
    </mrow>
    <annotation encoding="StarMath 5.0">f(p, t sub a, t sub b) = p sub 0 %epsilon sup 0 + p sub 1 %epsilon sup 1 + (p sub 1 +  (p sub 2 - p sub 1) left ( t sub b over t sub a right ) sup 2) %epsilon sup 2</annotation>
  </semantics>
</math>
</file>

<file path=Object 3/content.xml><?xml version="1.0" encoding="utf-8"?>
<math xmlns="http://www.w3.org/1998/Math/MathML">
  <semantics>
    <mrow>
      <mrow>
        <msup>
          <mo stretchy="false">ϵ</mo>
          <mn>3</mn>
        </msup>
        <mo stretchy="false">=</mo>
        <mn>0</mn>
      </mrow>
    </mrow>
    <annotation encoding="StarMath 5.0">%epsilon sup 3 = 0</annotation>
  </semantics>
</math>
</file>

<file path=Object 30/content.xml><?xml version="1.0" encoding="utf-8"?>
<math xmlns="http://www.w3.org/1998/Math/MathML">
  <semantics>
    <mrow>
      <mi>f</mi>
      <mrow>
        <mrow>
          <mo stretchy="false">(</mo>
          <mrow>
            <msub>
              <mi>x</mi>
              <mn>0</mn>
            </msub>
            <mrow>
              <msup>
                <mo stretchy="false">ϵ</mo>
                <mn>0</mn>
              </msup>
              <mo stretchy="false">+</mo>
              <msub>
                <mi>x</mi>
                <mn>1</mn>
              </msub>
            </mrow>
            <msup>
              <mo stretchy="false">ϵ</mo>
              <mn>1</mn>
            </msup>
          </mrow>
          <mo stretchy="false">)</mo>
        </mrow>
        <mo stretchy="false">=</mo>
        <mtext>abs</mtext>
      </mrow>
      <mrow>
        <mo stretchy="false">(</mo>
        <mrow>
          <msub>
            <mi>x</mi>
            <mn>0</mn>
          </msub>
        </mrow>
        <mo stretchy="false">)</mo>
      </mrow>
      <mrow>
        <msup>
          <mo stretchy="false">ϵ</mo>
          <mn>0</mn>
        </msup>
        <mo stretchy="false">+</mo>
        <mtext>sign</mtext>
      </mrow>
      <mrow>
        <mo stretchy="false">(</mo>
        <mrow>
          <msub>
            <mi>x</mi>
            <mn>0</mn>
          </msub>
        </mrow>
        <mo stretchy="false">)</mo>
      </mrow>
      <msub>
        <mi>x</mi>
        <mn>1</mn>
      </msub>
      <msup>
        <mo stretchy="false">ϵ</mo>
        <mn>1</mn>
      </msup>
    </mrow>
    <annotation encoding="StarMath 5.0">f(x sub 0 %epsilon sup 0 + x sub 1 %epsilon sup 1) = "abs"(x sub 0) %epsilon sup 0 + "sign"(x sub 0) x sub 1 %epsilon sup 1</annotation>
  </semantics>
</math>
</file>

<file path=Object 3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text>abs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sup>
              <mo stretchy="false">ϵ</mo>
              <mn>1</mn>
            </msup>
          </mrow>
        </mtd>
      </mtr>
      <mtr>
        <mtd>
          <mrow>
            <mi>f</mi>
            <mrow>
              <mrow>
                <mo stretchy="false">(</mo>
                <mrow>
                  <msub>
                    <mi>x</mi>
                    <mn>0</mn>
                  </msub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text>abs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1</mn>
            </msub>
            <msup>
              <mo stretchy="false">ϵ</mo>
              <mn>1</mn>
            </msup>
          </mrow>
        </mtd>
      </mtr>
    </mtable>
    <annotation encoding="StarMath 5.0">f(0 %epsilon sup 0 + x sub 1 %epsilon sup 1) = 0 %epsilon sup 0 + "abs"(x sub 1) %epsilon sup 1 newline
f(x sub 0 %epsilon sup 0 + x sub 1 %epsilon sup 1) = "abs"(x sub 0) %epsilon sup 0 + "sign"(x sub 0) x sub 1 %epsilon sup 1</annotation>
  </semantics>
</math>
</file>

<file path=Object 32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n>0</mn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n>0</mn>
            </mrow>
            <mrow>
              <msup>
                <mo stretchy="false">ϵ</mo>
                <mn>1</mn>
              </msup>
              <mo stretchy="false">+</mo>
              <mtext>abs</mtext>
            </mrow>
            <mrow>
              <mo stretchy="false">(</mo>
              <mrow>
                <msub>
                  <mi>x</mi>
                  <mn>2</mn>
                </msub>
              </mrow>
              <mo stretchy="false">)</mo>
            </mrow>
            <msup>
              <mo stretchy="false">ϵ</mo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text>abs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row>
              <msup>
                <mo stretchy="false">ϵ</mo>
                <mn>1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sub>
              <mi>x</mi>
              <mn>2</mn>
            </msub>
            <msup>
              <mo stretchy="false">ϵ</mo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sub>
                    <mi>x</mi>
                    <mn>0</mn>
                  </msub>
                  <mrow>
                    <msup>
                      <mo stretchy="false">ϵ</mo>
                      <mn>0</mn>
                    </msup>
                    <mo stretchy="false">+</mo>
                    <msub>
                      <mi>x</mi>
                      <mn>1</mn>
                    </msub>
                  </mrow>
                  <mrow>
                    <msup>
                      <mo stretchy="false">ϵ</mo>
                      <mn>1</mn>
                    </msup>
                    <mo stretchy="false">+</mo>
                    <msub>
                      <mi>x</mi>
                      <mn>2</mn>
                    </msub>
                  </mrow>
                  <msup>
                    <mo stretchy="false">ϵ</mo>
                    <mn>2</mn>
                  </msup>
                </mrow>
                <mo stretchy="false">)</mo>
              </mrow>
              <mo stretchy="false">=</mo>
              <mtext>abs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row>
              <msup>
                <mo stretchy="false">ϵ</mo>
                <mn>0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1</mn>
            </msub>
            <mrow>
              <msup>
                <mo stretchy="false">ϵ</mo>
                <mn>1</mn>
              </msup>
              <mo stretchy="false">+</mo>
              <mtext>sign</mtext>
            </mrow>
            <mrow>
              <mo stretchy="false">(</mo>
              <mrow>
                <msub>
                  <mi>x</mi>
                  <mn>0</mn>
                </msub>
              </mrow>
              <mo stretchy="false">)</mo>
            </mrow>
            <msub>
              <mi>x</mi>
              <mn>2</mn>
            </msub>
            <msup>
              <mo stretchy="false">ϵ</mo>
              <mn>2</mn>
            </msup>
          </mrow>
        </mtd>
      </mtr>
    </mtable>
    <annotation encoding="StarMath 5.0">f(0 %epsilon sup 0 + 0 %epsilon sup 1 + x sub 2 %epsilon sup 2) = 0 %epsilon sup 0 + 0 %epsilon sup 1 + "abs"(x sub 2) %epsilon sup 2 newline
f(0 %epsilon sup 0 + x sub 1 %epsilon sup 1 + x sub 2 %epsilon sup 2) = 0 %epsilon sup 0 + "abs"(x sub 1) %epsilon sup 1 + "sign"(x sub 1) x sub 2 %epsilon sup 2 newline
f(x sub 0 %epsilon sup 0 + x sub 1 %epsilon sup 1 + x sub 2 %epsilon sup 2) = "abs"(x sub 0) %epsilon sup 0 + "sign"(x sub 0) x sub 1 %epsilon sup 1 + "sign"(x sub 0) x sub 2 %epsilon sup 2</annotation>
  </semantics>
</math>
</file>

<file path=Object 33/content.xml><?xml version="1.0" encoding="utf-8"?>
<math xmlns="http://www.w3.org/1998/Math/MathML">
  <semantics>
    <mtable>
      <mtr>
        <mtd>
          <mrow>
            <mrow>
              <mi>y</mi>
              <mo stretchy="false">=</mo>
              <mtext>abs</mtext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x</mi>
              <mo stretchy="false">=</mo>
              <mrow>
                <mo stretchy="false">±</mo>
                <mi>y</mi>
              </mrow>
            </mrow>
          </mrow>
        </mtd>
      </mtr>
    </mtable>
    <annotation encoding="StarMath 5.0">y = "abs"(x) newline
x = plusminus y</annotation>
  </semantics>
</math>
</file>

<file path=Object 34/content.xml><?xml version="1.0" encoding="utf-8"?>
<math xmlns="http://www.w3.org/1998/Math/MathML">
  <semantics>
    <mtable>
      <mtr>
        <mtd>
          <mrow>
            <mrow>
              <mi>y</mi>
              <mo stretchy="false">=</mo>
              <mtext>abs</mtext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i>x</mi>
              <mo stretchy="false">≠</mo>
              <mrow>
                <mo stretchy="false">±</mo>
                <mi>y</mi>
              </mrow>
            </mrow>
          </mrow>
        </mtd>
      </mtr>
    </mtable>
    <annotation encoding="StarMath 5.0">y = "abs"(x) newline
x neq plusminus y</annotation>
  </semantics>
</math>
</file>

<file path=Object 35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  <mrow>
                    <msup>
                      <mo stretchy="false">ϵ</mo>
                      <mn>0</mn>
                    </msup>
                    <mo stretchy="false">−</mo>
                    <mn>1</mn>
                  </mrow>
                  <msup>
                    <mo stretchy="false">ϵ</mo>
                    <mn>1</mn>
                  </msup>
                </mrow>
                <mo stretchy="false">)</mo>
              </mrow>
              <mo stretchy="false">=</mo>
              <mn>0</mn>
            </mrow>
            <mrow>
              <msup>
                <mo stretchy="false">ϵ</mo>
                <mn>0</mn>
              </msup>
              <mo stretchy="false">+</mo>
              <mn>0</mn>
            </mrow>
            <msup>
              <mo stretchy="false">ϵ</mo>
              <mn>1</mn>
            </msup>
          </mrow>
        </mtd>
      </mtr>
      <mtr>
        <mtd>
          <mrow>
            <mn>0</mn>
            <mrow>
              <msup>
                <mo stretchy="false">ϵ</mo>
                <mn>0</mn>
              </msup>
              <mo stretchy="false">−</mo>
              <mn>1</mn>
            </mrow>
            <mrow>
              <msup>
                <mo stretchy="false">ϵ</mo>
                <mn>1</mn>
              </msup>
              <mo stretchy="false">≠</mo>
              <mrow>
                <mo stretchy="false">±</mo>
                <mrow>
                  <mo stretchy="false">(</mo>
                  <mrow>
                    <mn>0</mn>
                    <mrow>
                      <msup>
                        <mo stretchy="false">ϵ</mo>
                        <mn>0</mn>
                      </msup>
                      <mo stretchy="false">+</mo>
                      <mn>0</mn>
                    </mrow>
                    <msup>
                      <mo stretchy="false">ϵ</mo>
                      <mn>1</mn>
                    </msup>
                  </mrow>
                  <mo stretchy="false">)</mo>
                </mrow>
              </mrow>
            </mrow>
          </mrow>
        </mtd>
      </mtr>
    </mtable>
    <annotation encoding="StarMath 5.0">f(0 %epsilon sup 0 - 1 %epsilon sup 1) = 0 %epsilon sup 0 + 0 %epsilon sup 1 newline
0 %epsilon sup 0 - 1 %epsilon sup 1 neq plusminus (0 %epsilon sup 0 + 0 %epsilon sup 1)</annotation>
  </semantics>
</math>
</file>

<file path=Object 4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5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=</mo>
        <mrow>
          <mo stretchy="false">(</mo>
          <mrow>
            <mrow>
              <msub>
                <mi>a</mi>
                <mn>0</mn>
              </msub>
              <mo stretchy="false">⋅</mo>
              <msub>
                <mi>b</mi>
                <mn>0</mn>
              </msub>
            </mrow>
          </mrow>
          <mo stretchy="false">)</mo>
        </mrow>
      </mrow>
      <mrow>
        <msup>
          <mo stretchy="false">ϵ</mo>
          <mn>0</mn>
        </msup>
        <mo stretchy="false">+</mo>
        <mrow>
          <mo stretchy="false">(</mo>
          <mrow>
            <mrow>
              <mrow>
                <msub>
                  <mi>a</mi>
                  <mn>0</mn>
                </msub>
                <mo stretchy="false">⋅</mo>
                <msub>
                  <mi>b</mi>
                  <mn>1</mn>
                </msub>
              </mrow>
              <mo stretchy="false">+</mo>
              <mrow>
                <msub>
                  <mi>a</mi>
                  <mn>1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row>
        <msup>
          <mo stretchy="false">ϵ</mo>
          <mn>1</mn>
        </msup>
        <mo stretchy="false">+</mo>
        <mrow>
          <mo stretchy="false">(</mo>
          <mrow>
            <mrow>
              <mrow>
                <mrow>
                  <msub>
                    <mi>a</mi>
                    <mn>0</mn>
                  </msub>
                  <mo stretchy="false">⋅</mo>
                  <msub>
                    <mi>b</mi>
                    <mn>2</mn>
                  </msub>
                </mrow>
                <mo stretchy="false">+</mo>
                <mrow>
                  <msub>
                    <mi>a</mi>
                    <mn>1</mn>
                  </msub>
                  <mo stretchy="false">⋅</mo>
                  <msub>
                    <mi>b</mi>
                    <mn>1</mn>
                  </msub>
                </mrow>
              </mrow>
              <mo stretchy="false">+</mo>
              <mrow>
                <msub>
                  <mi>a</mi>
                  <mn>2</mn>
                </msub>
                <mo stretchy="false">⋅</mo>
                <msub>
                  <mi>b</mi>
                  <mn>0</mn>
                </msub>
              </mrow>
            </mrow>
          </mrow>
          <mo stretchy="false">)</mo>
        </mrow>
      </mrow>
      <msup>
        <mo stretchy="false">ϵ</mo>
        <mn>2</mn>
      </msup>
    </mrow>
    <annotation encoding="StarMath 5.0">a cdot b = (a sub 0 cdot b sub 0) %epsilon sup 0 + (a sub 0 cdot b sub 1 + a sub 1 cdot b sub 0) %epsilon sup 1 + (a sub 0 cdot b sub 2 + a sub 1 cdot b sub 1 + a sub 2 cdot b sub 0) %epsilon sup 2</annotation>
  </semantics>
</math>
</file>

<file path=Object 6/content.xml><?xml version="1.0" encoding="utf-8"?>
<math xmlns="http://www.w3.org/1998/Math/MathML">
  <semantics>
    <mrow>
      <mfrac>
        <mrow>
          <mo stretchy="false">(</mo>
          <mrow>
            <msub>
              <mi>a</mi>
              <mn>0</mn>
            </msub>
          </mrow>
          <mo stretchy="false">)</mo>
        </mrow>
        <mrow>
          <mo stretchy="false">(</mo>
          <mrow>
            <msub>
              <mi>b</mi>
              <mn>0</mn>
            </msub>
          </mrow>
          <mo stretchy="false">)</mo>
        </mrow>
      </mfrac>
      <mrow>
        <msup>
          <mo stretchy="false">ϵ</mo>
          <mn>0</mn>
        </msup>
        <mo stretchy="false">+</mo>
        <mfrac>
          <mrow>
            <mo stretchy="false">(</mo>
            <mrow>
              <msub>
                <mi>a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1</mn>
              </msub>
            </mrow>
            <mo stretchy="false">)</mo>
          </mrow>
          <mrow>
            <mo stretchy="false">(</mo>
            <mrow>
              <msubsup>
                <mi>b</mi>
                <mn>0</mn>
                <mn>2</mn>
              </msubsup>
            </mrow>
            <mo stretchy="false">)</mo>
          </mrow>
        </mfrac>
      </mrow>
      <mrow>
        <msup>
          <mo stretchy="false">ϵ</mo>
          <mn>1</mn>
        </msup>
        <mo stretchy="false">+</mo>
        <mfrac>
          <mrow>
            <mo stretchy="false">(</mo>
            <mrow>
              <msub>
                <mi>a</mi>
                <mn>2</mn>
              </msub>
              <mrow>
                <msubsup>
                  <mi>b</mi>
                  <mn>0</mn>
                  <mn>2</mn>
                </msubsup>
                <mo stretchy="false">−</mo>
                <msub>
                  <mi>a</mi>
                  <mn>1</mn>
                </msub>
              </mrow>
              <msub>
                <mi>b</mi>
                <mn>1</mn>
              </msub>
              <mrow>
                <msub>
                  <mi>b</mi>
                  <mn>0</mn>
                </msub>
                <mo stretchy="false">−</mo>
                <msub>
                  <mi>a</mi>
                  <mn>0</mn>
                </msub>
              </mrow>
              <msub>
                <mi>b</mi>
                <mn>2</mn>
              </msub>
              <mrow>
                <msub>
                  <mi>b</mi>
                  <mn>0</mn>
                </msub>
                <mo stretchy="false">+</mo>
                <msub>
                  <mi>a</mi>
                  <mn>0</mn>
                </msub>
              </mrow>
              <msubsup>
                <mi>b</mi>
                <mn>1</mn>
                <mn>2</mn>
              </msubsup>
            </mrow>
            <mo stretchy="false">)</mo>
          </mrow>
          <mrow>
            <mo stretchy="false">(</mo>
            <mrow>
              <msubsup>
                <mi>b</mi>
                <mn>0</mn>
                <mn>3</mn>
              </msubsup>
            </mrow>
            <mo stretchy="false">)</mo>
          </mrow>
        </mfrac>
      </mrow>
      <msup>
        <mo stretchy="false">ϵ</mo>
        <mn>2</mn>
      </msup>
    </mrow>
    <annotation encoding="StarMath 5.0">(a sub 0) over (b sub 0) %epsilon sup 0 + (a sub 1 b sub 0 - a sub 0 b sub 1) over (b sub 0 sup 2) %epsilon sup 1 + (a sub 2 b sub 0 sup 2 - a sub 1 b sub 1 b sub 0 - a sub 0 b sub 2 b sub 0 + a sub 0 b sub 1 sup 2) over (b sub 0 sup 3) %epsilon sup 2</annotation>
  </semantics>
</math>
</file>

<file path=Object 7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v</mi>
      </mrow>
      <mrow>
        <msup>
          <mo stretchy="false">ϵ</mo>
          <mn>1</mn>
        </msup>
        <mo stretchy="false">+</mo>
        <mrow>
          <mo stretchy="false">(</mo>
          <mrow>
            <mrow>
              <mi>v</mi>
              <mo stretchy="false">+</mo>
              <mfrac>
                <mn>1</mn>
                <mn>2</mn>
              </mfrac>
            </mrow>
            <mi>a</mi>
          </mrow>
          <mo stretchy="false">)</mo>
        </mrow>
      </mrow>
      <msup>
        <mo stretchy="false">ϵ</mo>
        <mn>2</mn>
      </msup>
    </mrow>
    <annotation encoding="StarMath 5.0">f(s, v, a) = s %epsilon sup 0 + v %epsilon sup 1 + (v + 1 over 2 a) %epsilon sup 2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s</mi>
            <mi>,</mi>
            <mi>v</mi>
            <mi>,</mi>
            <mi>a</mi>
            <mi>,</mi>
            <mi>m</mi>
          </mrow>
          <mo stretchy="false">)</mo>
        </mrow>
        <mo stretchy="false">=</mo>
        <mi>s</mi>
      </mrow>
      <mrow>
        <msup>
          <mo stretchy="false">ϵ</mo>
          <mn>0</mn>
        </msup>
        <mo stretchy="false">+</mo>
        <mi>m</mi>
      </mrow>
      <mi>v</mi>
      <mrow>
        <msup>
          <mo stretchy="false">ϵ</mo>
          <mn>1</mn>
        </msup>
        <mo stretchy="false">+</mo>
        <mi>m</mi>
      </mrow>
      <mrow>
        <mo stretchy="false">(</mo>
        <mrow>
          <mrow>
            <mi>v</mi>
            <mo stretchy="false">+</mo>
            <mfrac>
              <mn>1</mn>
              <mn>2</mn>
            </mfrac>
          </mrow>
          <mi>a</mi>
        </mrow>
        <mo stretchy="false">)</mo>
      </mrow>
      <msup>
        <mo stretchy="false">ϵ</mo>
        <mn>2</mn>
      </msup>
    </mrow>
    <annotation encoding="StarMath 5.0">f(s, v, a, m) = s %epsilon sup 0 + m v %epsilon sup 1 + m (v + 1 over 2 a) %epsilon sup 2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>v</mi>
                <mtext>next</mtext>
              </msub>
              <mo stretchy="false">=</mo>
              <mrow>
                <mi>v</mi>
                <mo stretchy="false">+</mo>
                <mi>a</mi>
              </mrow>
            </mrow>
            <mi mathvariant="italic">dt</mi>
          </mrow>
        </mtd>
      </mtr>
      <mtr>
        <mtd>
          <mrow>
            <mrow>
              <msub>
                <mi>s</mi>
                <mtext>next</mtext>
              </msub>
              <mo stretchy="false">=</mo>
              <mrow>
                <mi>s</mi>
                <mo stretchy="false">+</mo>
                <mfrac>
                  <mrow>
                    <mrow>
                      <mi>v</mi>
                      <mo stretchy="false">+</mo>
                      <msub>
                        <mi>v</mi>
                        <mtext>next</mtext>
                      </msub>
                    </mrow>
                  </mrow>
                  <mn>2</mn>
                </mfrac>
              </mrow>
            </mrow>
            <mi mathvariant="italic">dt</mi>
          </mrow>
        </mtd>
      </mtr>
    </mtable>
    <annotation encoding="StarMath 5.0">v sub "next" = v + a dt newline
s sub "next" = s + {v + v sub "next"} over 2 dt</annotation>
  </semantics>
</math>
</file>